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3.11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5f_BuiltIn_5f_Comma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" style:family="table-cell" style:parent-style-name="Excel_5f_BuiltIn_5f_Comma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" style:family="table-cell" style:parent-style-name="Excel_5f_BuiltIn_5f_Comma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" style:family="table-cell" style:parent-style-name="Excel_5f_BuiltIn_5f_Comma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ite_type</text:p>
          </table:table-cell>
          <table:table-cell table:style-name="Default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Cannon Camp, November <text:s/>7, 18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Cowan Mill Se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Blair Taver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Foote Cemete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OKEE BURIAL</text:p>
          </table:table-cell>
          <table:table-cell table:style-name="ce3" office:value-type="string" calcext:value-type="string">
            <text:p>Cannon Party, 11/8/1837, Child bu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Butrick December 15, 1838 ca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Gregory Cemete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Compton Cemete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Prospect Cemete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OKEE BURIAL</text:p>
          </table:table-cell>
          <table:table-cell table:style-name="ce3" office:value-type="string" calcext:value-type="string">
            <text:p>Old Brownfield Cherokee <text:s/>Cemete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Fields Cemete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Old Brownfield Cemete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Butrick Camp, Dec 19, 1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ROKEE BURIAL</text:p>
          </table:table-cell>
          <table:table-cell table:style-name="ce3" office:value-type="string" calcext:value-type="string">
            <text:p>Dixon Springs Cherokee, Cemete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Butrick Camp, Dec 21, 1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ixon Springs 2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RO-AM_CEM</text:p>
          </table:table-cell>
          <table:table-cell table:style-name="ce3" office:value-type="string" calcext:value-type="string">
            <text:p>Hazel/Dixon Springs Cemete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Henley Cemete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Bay Creek Site Campgrou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Mccorkle Taver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Mccorkle Creek, Campgrou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Mccorkle Cemeter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ccorkle Mill ?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McCorkle Residen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Cache Creek Campground (Provisional)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Dutchman Creek Campgrou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LL</text:p>
          </table:table-cell>
          <table:table-cell table:style-name="ce3" office:value-type="string" calcext:value-type="string">
            <text:p>Dutchman Creek Mill (Brazel's Mil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ROKEE BURIAL</text:p>
          </table:table-cell>
          <table:table-cell table:style-name="ce3" office:value-type="string" calcext:value-type="string">
            <text:p>Dutchman Creek Campgrou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IDENCE</text:p>
          </table:table-cell>
          <table:table-cell table:style-name="ce3" office:value-type="string" calcext:value-type="string">
            <text:p>John W. Gore Residence (Provisiona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arlton Sp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William Elkins Residen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wn Of West Vien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West Vienna Campground (P)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Bridges Campgr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Bridges S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Bridges Taver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ridges Covered Spr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Bridges Site Spr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John W. Gore Residen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Buckrun Creek Campgrou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ROKEE BURIAL</text:p>
          </table:table-cell>
          <table:table-cell table:style-name="ce3" office:value-type="string" calcext:value-type="string">
            <text:p>Beggs Cherokee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ROKEE BURIAL</text:p>
          </table:table-cell>
          <table:table-cell office:value-type="string" calcext:value-type="string">
            <text:p>Taylor Cam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Taylor Cam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Gore &amp; Garner Liqu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Mt. Pleasa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ROKEE BURIAL</text:p>
          </table:table-cell>
          <table:table-cell table:style-name="ce3" office:value-type="string" calcext:value-type="string">
            <text:p>Old Mt. Pleasant Cemetery (Cox/Stokes/Standard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wn Of Mt. Pleasa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ROKEE BURIAL</text:p>
          </table:table-cell>
          <table:table-cell office:value-type="string" calcext:value-type="string">
            <text:p>Campground Chur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Hileman G. Homeste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Campground Chur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Stokes Liquor Sta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G. Hileman Grist Mi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RING</text:p>
          </table:table-cell>
          <table:table-cell table:style-name="ce3" office:value-type="string" calcext:value-type="string">
            <text:p>Campground Church Spring 1-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URO-AM_CEM</text:p>
          </table:table-cell>
          <table:table-cell table:style-name="ce3" office:value-type="string" calcext:value-type="string">
            <text:p>Campground Church Cemeter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DENCE</text:p>
          </table:table-cell>
          <table:table-cell table:style-name="ce3" office:value-type="string" calcext:value-type="string">
            <text:p>Jonesboro Residences 1-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Davie Taver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PGROUND</text:p>
          </table:table-cell>
          <table:table-cell table:style-name="ce3" office:value-type="string" calcext:value-type="string">
            <text:p>Lincoln-douglas Debate Si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Craver Residence (P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Meness Taver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QUOR</text:p>
          </table:table-cell>
          <table:table-cell table:style-name="ce3" office:value-type="string" calcext:value-type="string">
            <text:p>Jonesboro Retail Liquor (and merchandise) 1-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. &amp; E. Sams Retai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Jonesboro Taverns 1-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onesboro Spr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Jonesboro Groceries 1-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Williams Taver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Tripp Taver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wn Of Jonesbo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Hacker J. Taver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Jonesboro Cemete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ROKEE BURIAL</text:p>
          </table:table-cell>
          <table:table-cell office:value-type="string" calcext:value-type="string">
            <text:p>Willard’s Mi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Willard’s Mi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Willard Mil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Kimmel (Old Dunkard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EROKEE BURIAL</text:p>
          </table:table-cell>
          <table:table-cell table:style-name="ce3" office:value-type="string" calcext:value-type="string">
            <text:p>Morgan Mill/Dutch Creek Campgrou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Morgan Far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rgan Bridg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Morgan Mi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Morgan Mill/Dutch Cree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URO-AM_CEM</text:p>
          </table:table-cell>
          <table:table-cell office:value-type="string" calcext:value-type="string">
            <text:p>Morgan Cemeter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Arendell Taver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rgan Smith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ite 11U6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URO-AM_CEM</text:p>
          </table:table-cell>
          <table:table-cell table:style-name="ce3" office:value-type="string" calcext:value-type="string">
            <text:p>11U308 (Cotner, Gammer, Massy-Cox Cemetery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11U6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Clear Cree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Willard’s Land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Green's Lower Ferry &amp; Green's Upper Ferr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Willard's Land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office:value-type="string" calcext:value-type="string">
            <text:p>Willard E. Liquor, Willard &amp; McGhehy Liquor (P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EROKEE BURIAL</text:p>
          </table:table-cell>
          <table:table-cell office:value-type="string" calcext:value-type="string">
            <text:p>Hamburg Land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MPGROUND</text:p>
          </table:table-cell>
          <table:table-cell office:value-type="string" calcext:value-type="string">
            <text:p>Hamburg Land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Hamburg Landing/Littleton's Old Fer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)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)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)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)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($</loext:text>
      <loext:fill-character> </loext:fill-character>
      <number:number number:decimal-places="0" loext:min-decimal-places="0" number:min-integer-digits="1" number:grouping="true"/>
      <number:text> )</number:text>
    </number:number-style>
    <number:number-style style:name="N137P1" style:volatile="true">
      <loext:text> (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($</loext:text>
      <loext:fill-character> </loext:fill-character>
      <number:text>- )</number:text>
    </number:number-style>
    <number:text-style style:name="N137">
      <number:text> (</number:text>
      <number:text-content/>
      <number:text> )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(</loext:text>
      <loext:fill-character> </loext:fill-character>
      <number:number number:decimal-places="0" loext:min-decimal-places="0" number:min-integer-digits="1" number:grouping="true"/>
      <number:text> )</number:text>
    </number:number-style>
    <number:number-style style:name="N138P1" style:volatile="true">
      <loext:text> 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(</loext:text>
      <loext:fill-character> </loext:fill-character>
      <number:text>- )</number:text>
    </number:number-style>
    <number:text-style style:name="N138">
      <number:text> (</number:text>
      <number:text-content/>
      <number:text> )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($</loext:text>
      <loext:fill-character> </loext:fill-character>
      <number:number number:decimal-places="2" loext:min-decimal-places="2" number:min-integer-digits="1" number:grouping="true"/>
      <number:text> )</number:text>
    </number:number-style>
    <number:number-style style:name="N139P1" style:volatile="true">
      <loext:text> (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($</loext:text>
      <loext:fill-character> </loext:fill-character>
      <number:text>-</number:text>
      <number:number number:decimal-places="0" loext:min-decimal-places="0" number:min-integer-digits="0"/>
      <number:text> )</number:text>
    </number:number-style>
    <number:text-style style:name="N139">
      <number:text> (</number:text>
      <number:text-content/>
      <number:text> )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(</loext:text>
      <loext:fill-character> </loext:fill-character>
      <number:number number:decimal-places="2" loext:min-decimal-places="2" number:min-integer-digits="1" number:grouping="true"/>
      <number:text> )</number:text>
    </number:number-style>
    <number:number-style style:name="N140P1" style:volatile="true">
      <loext:text> 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(</loext:text>
      <loext:fill-character> </loext:fill-character>
      <number:text>-</number:text>
      <number:number number:decimal-places="0" loext:min-decimal-places="0" number:min-integer-digits="0"/>
      <number:text> )</number:text>
    </number:number-style>
    <number:text-style style:name="N140">
      <number:text> (</number:text>
      <number:text-content/>
      <number:text> )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00:05:08.979588714</meta:creation-date>
    <dc:date>2021-04-21T00:06:32.010121367</dc:date>
    <meta:editing-duration>PT1M23S</meta:editing-duration>
    <meta:editing-cycles>1</meta:editing-cycles>
    <meta:document-statistic meta:table-count="1" meta:cell-count="279" meta:object-count="0"/>
    <meta:generator>LibreOffice/6.4.6.2$Linux_X86_64 LibreOffice_project/40$Build-2</meta:generator>
  </office:meta>
</office:document-meta>
</file>